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10000008556215FE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1780dd" officeooo:paragraph-rsid="001780dd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780dd" officeooo:paragraph-rsid="001780dd" style:font-size-asian="17.5pt" style:font-size-complex="20pt"/>
    </style:style>
    <style:style style:name="P3" style:family="paragraph" style:parent-style-name="Standard">
      <style:paragraph-properties fo:text-align="justify" style:justify-single-word="false"/>
      <style:text-properties fo:font-size="18pt" officeooo:rsid="001780dd" officeooo:paragraph-rsid="001780dd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8pt" officeooo:paragraph-rsid="00193f39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fo:font-size="18pt" officeooo:rsid="00292937" officeooo:paragraph-rsid="0029cf59" style:font-size-asian="15.75pt" style:font-size-complex="18pt"/>
    </style:style>
    <style:style style:name="P6" style:family="paragraph" style:parent-style-name="Text_20_body">
      <style:paragraph-properties fo:text-align="start" style:justify-single-word="false"/>
      <style:text-properties fo:font-size="18pt" officeooo:rsid="00292937" officeooo:paragraph-rsid="0029cf59" style:font-size-asian="15.75pt" style:font-size-complex="18pt"/>
    </style:style>
    <style:style style:name="P7" style:family="paragraph" style:parent-style-name="Text_20_body">
      <style:paragraph-properties fo:text-align="justify" style:justify-single-word="false"/>
      <style:text-properties fo:font-size="18pt" officeooo:rsid="002cec10" officeooo:paragraph-rsid="002cec10" style:font-size-asian="15.75pt" style:font-size-complex="18pt"/>
    </style:style>
    <style:style style:name="P8" style:family="paragraph" style:parent-style-name="Text_20_body">
      <style:paragraph-properties fo:text-align="center" style:justify-single-word="false"/>
      <style:text-properties fo:font-size="18pt" officeooo:rsid="0039aac1" officeooo:paragraph-rsid="0039aac1" style:font-size-asian="15.75pt" style:font-size-complex="18pt"/>
    </style:style>
    <style:style style:name="P9" style:family="paragraph" style:parent-style-name="Text_20_body">
      <style:paragraph-properties fo:text-align="start" style:justify-single-word="false"/>
      <style:text-properties fo:font-size="18pt" officeooo:rsid="0039aac1" officeooo:paragraph-rsid="0039aac1" style:font-size-asian="15.75pt" style:font-size-complex="18pt"/>
    </style:style>
    <style:style style:name="P10" style:family="paragraph" style:parent-style-name="Text_20_body">
      <style:paragraph-properties fo:text-align="center" style:justify-single-word="false"/>
      <style:text-properties officeooo:rsid="001ed451" officeooo:paragraph-rsid="00208bee"/>
    </style:style>
    <style:style style:name="P11" style:family="paragraph" style:parent-style-name="Text_20_body">
      <style:text-properties officeooo:rsid="001ed451" officeooo:paragraph-rsid="001d3184"/>
    </style:style>
    <style:style style:name="P12" style:family="paragraph" style:parent-style-name="Standard">
      <style:paragraph-properties fo:text-align="center" style:justify-single-word="false"/>
      <style:text-properties fo:font-size="36pt" fo:font-weight="bold" officeooo:rsid="001780dd" officeooo:paragraph-rsid="001780dd" style:font-size-asian="36pt" style:font-weight-asian="bold" style:font-size-complex="36pt" style:font-weight-complex="bold"/>
    </style:style>
    <style:style style:name="P13" style:family="paragraph" style:parent-style-name="Text_20_body">
      <style:paragraph-properties fo:text-align="justify" style:justify-single-word="false"/>
      <style:text-properties officeooo:paragraph-rsid="0022f1ed"/>
    </style:style>
    <style:style style:name="P14" style:family="paragraph" style:parent-style-name="Text_20_body">
      <style:paragraph-properties fo:text-align="justify" style:justify-single-word="false"/>
      <style:text-properties officeooo:paragraph-rsid="0023f7ad"/>
    </style:style>
    <style:style style:name="P15" style:family="paragraph" style:parent-style-name="Text_20_body">
      <style:paragraph-properties fo:text-align="justify" style:justify-single-word="false"/>
      <style:text-properties officeooo:paragraph-rsid="0025d61c"/>
    </style:style>
    <style:style style:name="P16" style:family="paragraph" style:parent-style-name="Text_20_body">
      <style:text-properties officeooo:paragraph-rsid="001d3184"/>
    </style:style>
    <style:style style:name="P17" style:family="paragraph" style:parent-style-name="Text_20_body">
      <style:paragraph-properties fo:text-align="center" style:justify-single-word="false"/>
      <style:text-properties officeooo:paragraph-rsid="001d3184"/>
    </style:style>
    <style:style style:name="P18" style:family="paragraph" style:parent-style-name="Text_20_body">
      <style:paragraph-properties fo:text-align="center" style:justify-single-word="false"/>
      <style:text-properties officeooo:paragraph-rsid="0035c70d"/>
    </style:style>
    <style:style style:name="P19" style:family="paragraph" style:parent-style-name="Text_20_body">
      <style:paragraph-properties fo:text-align="justify" style:justify-single-word="false"/>
      <style:text-properties fo:font-size="16pt" officeooo:rsid="0029cf59" officeooo:paragraph-rsid="0029cf59" style:font-size-asian="16pt" style:font-size-complex="16pt"/>
    </style:style>
    <style:style style:name="P20" style:family="paragraph" style:parent-style-name="Text_20_body">
      <style:paragraph-properties fo:text-align="justify" style:justify-single-word="false"/>
      <style:text-properties officeooo:rsid="00250a47" officeooo:paragraph-rsid="00250a47"/>
    </style:style>
    <style:style style:name="P21" style:family="paragraph" style:parent-style-name="Text_20_body">
      <style:paragraph-properties fo:text-align="center" style:justify-single-word="false"/>
      <style:text-properties officeooo:rsid="00250a47" officeooo:paragraph-rsid="00250a47"/>
    </style:style>
    <style:style style:name="P22" style:family="paragraph" style:parent-style-name="Text_20_body">
      <style:paragraph-properties fo:text-align="center" style:justify-single-word="false"/>
      <style:text-properties fo:font-weight="bold" officeooo:rsid="001ed451" officeooo:paragraph-rsid="00208bee" style:font-weight-asian="bold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weight="bold" officeooo:paragraph-rsid="0023f7ad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font-weight="bold" officeooo:paragraph-rsid="0025d61c" style:font-weight-asian="bold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officeooo:paragraph-rsid="00193f39"/>
    </style:style>
    <style:style style:name="P26" style:family="paragraph" style:parent-style-name="Text_20_body" style:list-style-name="L1">
      <style:paragraph-properties fo:margin-top="0in" fo:margin-bottom="0in" style:contextual-spacing="false" fo:text-align="start" style:justify-single-word="false"/>
    </style:style>
    <style:style style:name="P27" style:family="paragraph" style:parent-style-name="Text_20_body" style:list-style-name="L1">
      <style:paragraph-properties fo:text-align="start" style:justify-single-word="false"/>
    </style:style>
    <style:style style:name="P28" style:family="paragraph" style:parent-style-name="Text_20_body" style:list-style-name="L7">
      <style:paragraph-properties fo:text-align="start" style:justify-single-word="false"/>
      <style:text-properties officeooo:paragraph-rsid="0044eee5"/>
    </style:style>
    <style:style style:name="P29" style:family="paragraph" style:parent-style-name="Text_20_body" style:list-style-name="L8">
      <style:paragraph-properties fo:text-align="start" style:justify-single-word="false"/>
      <style:text-properties officeooo:paragraph-rsid="004050fe"/>
    </style:style>
    <style:style style:name="P30" style:family="paragraph" style:parent-style-name="Text_20_body" style:list-style-name="L1">
      <style:paragraph-properties fo:text-align="start" style:justify-single-word="false"/>
      <style:text-properties fo:font-size="18pt" officeooo:rsid="001cb951" officeooo:paragraph-rsid="001cb951" style:font-size-asian="18pt" style:font-size-complex="18pt"/>
    </style:style>
    <style:style style:name="P31" style:family="paragraph" style:parent-style-name="Text_20_body" style:list-style-name="L1">
      <style:paragraph-properties fo:text-align="justify" style:justify-single-word="false"/>
      <style:text-properties fo:font-size="18pt" officeooo:paragraph-rsid="001d3184" style:font-size-asian="18pt" style:font-size-complex="18pt"/>
    </style:style>
    <style:style style:name="P32" style:family="paragraph" style:parent-style-name="Text_20_body">
      <style:paragraph-properties fo:text-align="justify" style:justify-single-word="false"/>
      <style:text-properties fo:font-size="18pt" officeooo:paragraph-rsid="0023f7ad" style:font-size-asian="18pt" style:font-size-complex="18pt"/>
    </style:style>
    <style:style style:name="P33" style:family="paragraph" style:parent-style-name="Text_20_body" style:list-style-name="L2">
      <style:paragraph-properties fo:text-align="justify" style:justify-single-word="false"/>
      <style:text-properties fo:font-size="18pt" officeooo:rsid="001d3184" officeooo:paragraph-rsid="001d3184" style:font-size-asian="18pt" style:font-size-complex="18pt"/>
    </style:style>
    <style:style style:name="P34" style:family="paragraph" style:parent-style-name="Text_20_body" style:list-style-name="L2">
      <style:paragraph-properties fo:margin-top="0in" fo:margin-bottom="0in" style:contextual-spacing="false"/>
      <style:text-properties fo:font-size="18pt" style:font-size-asian="18pt" style:font-size-complex="18pt"/>
    </style:style>
    <style:style style:name="P35" style:family="paragraph" style:parent-style-name="Text_20_body" style:list-style-name="L2">
      <style:text-properties fo:font-size="18pt" style:font-size-asian="18pt" style:font-size-complex="18pt"/>
    </style:style>
    <style:style style:name="P36" style:family="paragraph" style:parent-style-name="Text_20_body" style:list-style-name="L4">
      <style:paragraph-properties fo:text-align="justify" style:justify-single-word="false"/>
      <style:text-properties fo:font-size="18pt" officeooo:rsid="0022f1ed" officeooo:paragraph-rsid="0022f1ed" style:font-size-asian="18pt" style:font-size-complex="18pt"/>
    </style:style>
    <style:style style:name="P37" style:family="paragraph" style:parent-style-name="Text_20_body">
      <style:paragraph-properties fo:text-align="justify" style:justify-single-word="false"/>
      <style:text-properties fo:font-size="18pt" officeooo:rsid="0023f7ad" officeooo:paragraph-rsid="00250a47" style:font-size-asian="18pt" style:font-size-complex="18pt"/>
    </style:style>
    <style:style style:name="P38" style:family="paragraph" style:parent-style-name="Text_20_body">
      <style:paragraph-properties fo:text-align="center" style:justify-single-word="false"/>
      <style:text-properties fo:font-size="18pt" officeooo:rsid="0023f7ad" officeooo:paragraph-rsid="0035c70d" style:font-size-asian="18pt" style:font-size-complex="18pt"/>
    </style:style>
    <style:style style:name="P39" style:family="paragraph" style:parent-style-name="Text_20_body">
      <style:paragraph-properties fo:text-align="justify" style:justify-single-word="false"/>
      <style:text-properties fo:font-size="18pt" officeooo:rsid="00250a47" officeooo:paragraph-rsid="00250a47" style:font-size-asian="18pt" style:font-size-complex="18pt"/>
    </style:style>
    <style:style style:name="P40" style:family="paragraph" style:parent-style-name="Text_20_body">
      <style:paragraph-properties fo:text-align="center" style:justify-single-word="false"/>
      <style:text-properties fo:font-size="18pt" fo:font-weight="bold" officeooo:rsid="0025d61c" officeooo:paragraph-rsid="0025d61c" style:font-size-asian="18pt" style:font-weight-asian="bold" style:font-size-complex="18pt" style:font-weight-complex="bold"/>
    </style:style>
    <style:style style:name="P41" style:family="paragraph" style:parent-style-name="Text_20_body" style:list-style-name="L1">
      <style:paragraph-properties fo:text-align="justify" style:justify-single-word="false"/>
      <style:text-properties officeooo:paragraph-rsid="001d3184"/>
    </style:style>
    <style:style style:name="P42" style:family="paragraph" style:parent-style-name="Text_20_body" style:list-style-name="L3">
      <style:paragraph-properties fo:text-align="justify" style:justify-single-word="false"/>
      <style:text-properties officeooo:paragraph-rsid="0022f1ed"/>
    </style:style>
    <style:style style:name="P43" style:family="paragraph" style:parent-style-name="Text_20_body" style:list-style-name="L2">
      <style:text-properties officeooo:paragraph-rsid="001d3184"/>
    </style:style>
    <style:style style:name="P44" style:family="paragraph" style:parent-style-name="Text_20_body" style:list-style-name="L5"/>
    <style:style style:name="P45" style:family="paragraph" style:parent-style-name="Text_20_body" style:list-style-name="L6">
      <style:paragraph-properties fo:text-align="justify" style:justify-single-word="false"/>
      <style:text-properties fo:font-size="16pt" officeooo:rsid="00292937" officeooo:paragraph-rsid="0029cf59" style:font-size-asian="16pt" style:font-size-complex="16pt"/>
    </style:style>
    <style:style style:name="P46" style:family="paragraph" style:parent-style-name="Text_20_body" style:list-style-name="L6">
      <style:paragraph-properties fo:text-align="justify" style:justify-single-word="false"/>
      <style:text-properties fo:font-size="16pt" officeooo:rsid="0029cf59" officeooo:paragraph-rsid="0029cf59" style:font-size-asian="16pt" style:font-size-complex="16pt"/>
    </style:style>
    <style:style style:name="P47" style:family="paragraph" style:parent-style-name="Text_20_body">
      <style:paragraph-properties fo:text-align="center" style:justify-single-word="false"/>
      <style:text-properties fo:font-size="16pt" officeooo:rsid="004050fe" officeooo:paragraph-rsid="004050fe" style:font-size-asian="16pt" style:font-size-complex="16pt"/>
    </style:style>
    <style:style style:name="P48" style:family="paragraph" style:parent-style-name="Text_20_body" style:list-style-name="L7">
      <style:paragraph-properties fo:text-align="center" style:justify-single-word="false"/>
      <style:text-properties officeooo:paragraph-rsid="0045993d"/>
    </style:style>
    <style:style style:name="P49" style:family="paragraph" style:parent-style-name="Text_20_body" style:list-style-name="L7">
      <style:paragraph-properties fo:text-align="start" style:justify-single-word="false"/>
      <style:text-properties fo:font-size="13pt" officeooo:rsid="004050fe" officeooo:paragraph-rsid="0041d0eb" style:font-size-asian="13pt" style:font-size-complex="13pt"/>
    </style:style>
    <style:style style:name="P50" style:family="paragraph" style:parent-style-name="Text_20_body">
      <style:paragraph-properties fo:text-align="center" style:justify-single-word="false"/>
      <style:text-properties officeooo:rsid="0045993d" officeooo:paragraph-rsid="0045993d"/>
    </style:style>
    <style:style style:name="T1" style:family="text">
      <style:text-properties officeooo:rsid="001780d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4050fe" style:font-size-asian="20pt" style:font-size-complex="20pt"/>
    </style:style>
    <style:style style:name="T4" style:family="text">
      <style:text-properties fo:font-size="20pt" officeooo:rsid="0045993d" style:font-size-asian="20pt" style:font-size-complex="20pt"/>
    </style:style>
    <style:style style:name="T5" style:family="text">
      <style:text-properties officeooo:rsid="001cb951"/>
    </style:style>
    <style:style style:name="T6" style:family="text">
      <style:text-properties officeooo:rsid="001d318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officeooo:rsid="001cb951" style:font-size-asian="18pt" style:font-size-complex="18pt"/>
    </style:style>
    <style:style style:name="T10" style:family="text">
      <style:text-properties fo:font-size="18pt" officeooo:rsid="001d3184" style:font-size-asian="18pt" style:font-size-complex="18pt"/>
    </style:style>
    <style:style style:name="T11" style:family="text">
      <style:text-properties fo:font-size="18pt" officeooo:rsid="001e12fd" style:font-size-asian="18pt" style:font-size-complex="18pt"/>
    </style:style>
    <style:style style:name="T12" style:family="text">
      <style:text-properties fo:font-size="18pt" officeooo:rsid="001f8e6a" style:font-size-asian="18pt" style:font-size-complex="18pt"/>
    </style:style>
    <style:style style:name="T13" style:family="text">
      <style:text-properties fo:font-size="18pt" officeooo:rsid="00208bee" style:font-size-asian="18pt" style:font-size-complex="18pt"/>
    </style:style>
    <style:style style:name="T14" style:family="text">
      <style:text-properties fo:font-size="18pt" officeooo:rsid="0021cb21" style:font-size-asian="18pt" style:font-size-complex="18pt"/>
    </style:style>
    <style:style style:name="T15" style:family="text">
      <style:text-properties fo:font-size="18pt" officeooo:rsid="0022f1ed" style:font-size-asian="18pt" style:font-size-complex="18pt"/>
    </style:style>
    <style:style style:name="T16" style:family="text">
      <style:text-properties fo:font-size="18pt" officeooo:rsid="0023f7ad" style:font-size-asian="18pt" style:font-size-complex="18pt"/>
    </style:style>
    <style:style style:name="T17" style:family="text">
      <style:text-properties fo:font-size="18pt" officeooo:rsid="00250a47" style:font-size-asian="18pt" style:font-size-complex="18pt"/>
    </style:style>
    <style:style style:name="T18" style:family="text">
      <style:text-properties fo:font-size="18pt" officeooo:rsid="0025b5ee" style:font-size-asian="18pt" style:font-size-complex="18pt"/>
    </style:style>
    <style:style style:name="T19" style:family="text">
      <style:text-properties fo:font-size="18pt" officeooo:rsid="00267156" style:font-size-asian="18pt" style:font-size-complex="18pt"/>
    </style:style>
    <style:style style:name="T20" style:family="text">
      <style:text-properties fo:font-size="18pt" officeooo:rsid="00267450" style:font-size-asian="18pt" style:font-size-complex="18pt"/>
    </style:style>
    <style:style style:name="T21" style:family="text">
      <style:text-properties fo:font-size="18pt" officeooo:rsid="002cec10" style:font-size-asian="18pt" style:font-size-complex="18pt"/>
    </style:style>
    <style:style style:name="T22" style:family="text">
      <style:text-properties fo:font-size="18pt" fo:font-style="italic" officeooo:rsid="001e12fd" style:font-size-asian="18pt" style:font-style-asian="italic" style:font-size-complex="18pt" style:font-style-complex="italic"/>
    </style:style>
    <style:style style:name="T23" style:family="text">
      <style:text-properties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font-size="18pt" fo:font-weight="normal" officeooo:rsid="0025d61c" style:font-size-asian="18pt" style:font-weight-asian="normal" style:font-size-complex="18pt" style:font-weight-complex="normal"/>
    </style:style>
    <style:style style:name="T25" style:family="text">
      <style:text-properties fo:font-size="18pt" fo:font-weight="normal" officeooo:rsid="0032aa8d" style:font-size-asian="18pt" style:font-weight-asian="normal" style:font-size-complex="18pt" style:font-weight-complex="normal"/>
    </style:style>
    <style:style style:name="T26" style:family="text">
      <style:text-properties fo:font-size="18pt" fo:font-weight="bold" officeooo:rsid="0022f1ed" style:font-size-asian="18pt" style:font-weight-asian="bold" style:font-size-complex="18pt" style:font-weight-complex="bold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font-size="16pt" officeooo:rsid="0023f7ad" style:font-size-asian="16pt" style:font-size-complex="16pt"/>
    </style:style>
    <style:style style:name="T29" style:family="text">
      <style:text-properties fo:font-size="16pt" officeooo:rsid="004050fe" style:font-size-asian="16pt" style:font-size-complex="16pt"/>
    </style:style>
    <style:style style:name="T30" style:family="text">
      <style:text-properties fo:font-size="16pt" officeooo:rsid="0045993d" style:font-size-asian="16pt" style:font-size-complex="16pt"/>
    </style:style>
    <style:style style:name="T31" style:family="text">
      <style:text-properties fo:font-size="36pt" officeooo:rsid="00292937" style:font-size-asian="31.5pt" style:font-size-complex="36pt"/>
    </style:style>
    <style:style style:name="T32" style:family="text">
      <style:text-properties fo:font-size="36pt" officeooo:rsid="00360f99" style:font-size-asian="36pt" style:font-size-complex="36pt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44eee5" style:font-style-asian="italic" style:font-weight-asian="bold" style:font-style-complex="italic" style:font-weight-complex="bold"/>
    </style:style>
    <style:style style:name="T36" style:family="text">
      <style:text-properties officeooo:rsid="0029cf59"/>
    </style:style>
    <style:style style:name="T37" style:family="text">
      <style:text-properties officeooo:rsid="002b3cd1"/>
    </style:style>
    <style:style style:name="T38" style:family="text">
      <style:text-properties officeooo:rsid="002cec10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officeooo:rsid="00306f08"/>
    </style:style>
    <style:style style:name="T41" style:family="text">
      <style:text-properties officeooo:rsid="0031e9b9"/>
    </style:style>
    <style:style style:name="T42" style:family="text">
      <style:text-properties officeooo:rsid="003ff00d"/>
    </style:style>
    <style:style style:name="T43" style:family="text">
      <style:text-properties officeooo:rsid="004050fe"/>
    </style:style>
    <style:style style:name="T44" style:family="text">
      <style:text-properties officeooo:rsid="0041a652"/>
    </style:style>
    <style:style style:name="T45" style:family="text">
      <style:text-properties fo:font-size="13pt" officeooo:rsid="004050fe" style:font-size-asian="13pt" style:font-size-complex="13pt"/>
    </style:style>
    <style:style style:name="T46" style:family="text">
      <style:text-properties fo:font-size="13pt" officeooo:rsid="0041d0eb" style:font-size-asian="13pt" style:font-size-complex="13pt"/>
    </style:style>
    <style:style style:name="T47" style:family="text">
      <style:text-properties fo:font-size="13pt" officeooo:rsid="0045993d" style:font-size-asian="13pt" style:font-size-complex="13pt"/>
    </style:style>
    <style:style style:name="T48" style:family="text">
      <style:text-properties fo:font-size="13pt" fo:font-style="italic" fo:font-weight="bold" officeooo:rsid="0041d0eb" style:font-size-asian="13pt" style:font-style-asian="italic" style:font-weight-asian="bold" style:font-size-complex="13pt" style:font-style-complex="italic" style:font-weight-complex="bold"/>
    </style:style>
    <style:style style:name="T49" style:family="text">
      <style:text-properties fo:font-size="13pt" fo:font-style="italic" fo:font-weight="bold" officeooo:rsid="0044eee5" style:font-size-asian="13pt" style:font-style-asian="italic" style:font-weight-asian="bold" style:font-size-complex="13pt" style:font-style-complex="italic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 DEVOPS </text:p>
      <text:p text:style-name="P1">Mateusz Para 14595</text:p>
      <text:p text:style-name="P1">Informatyka stosowana niestacjonarna</text:p>
      <text:p text:style-name="P1"/>
      <text:p text:style-name="P12">Wstęp.</text:p>
      <text:p text:style-name="P2"/>
      <text:p text:style-name="P3">Cel projektu: Celem projektu jest wykorzystanie narzędzi DevOps w praktyce poprzez stworzenie i zarządzanie prostą aplikacją webową. Projekt ma obejmować kluczowe aspekty zarządzania kodem źródłowym, konteneryzacji applikacji oraz procesu CI. </text:p>
      <text:p text:style-name="P3"/>
      <text:p text:style-name="P4"><text:span text:style-name="T1">Pierwszym krokiem jaki wykonałem podczas realizacji projektu był wybór języka którym posłużę się do stworzenia prostej aplikacji webowej. Moim wyborem został flask. Czym jest flask?</text:span>Flask to mikroframework webowy dla języka Python, który jest lekki, elastyczny i łatwy w użyciu. Został zaprojektowany, aby umożliwić szybkie tworzenie aplikacji internetowych i API. <text:span text:style-name="T5">J</text:span>ego kluczowe cecha<text:span text:style-name="T5">mi są między innymi</text:span>: </text:p>
      <text:list text:style-name="L1">
        <text:list-header>
          <text:p text:style-name="P25"><text:span text:style-name="Strong_20_Emphasis"><text:span text:style-name="T2"/></text:span></text:p>
        </text:list-header>
        <text:list-item>
          <text:p text:style-name="P25"><text:span text:style-name="Strong_20_Emphasis"><text:span text:style-name="T39">Lekkość</text:span></text:span><text:span text:style-name="T39">: Flask jest minimalistyczny i nie narzuca z góry konkretnej struktury aplikacji, dzięki czemu daje dużą swobodę programistom.</text:span></text:p>
        </text:list-item>
        <text:list-item>
          <text:p text:style-name="P26"><text:span text:style-name="Strong_20_Emphasis"><text:span text:style-name="T39">Rozszerzalność</text:span></text:span><text:span text:style-name="T39">: Posiada wiele wtyczek i rozszerzeń, które można łatwo zintegrować, np. Flask-SQLAlchemy dla obsługi baz danych.</text:span></text:p>
        </text:list-item>
        <text:list-item>
          <text:p text:style-name="P26"><text:span text:style-name="Strong_20_Emphasis"><text:span text:style-name="T39">Wsparcie dla Jinja2</text:span></text:span><text:span text:style-name="T39">: Używa potężnego systemu szablonów Jinja2, który pozwala generować dynamiczne strony HTML.</text:span></text:p>
        </text:list-item>
        <text:list-item>
          <text:p text:style-name="P26"><text:span text:style-name="Strong_20_Emphasis"><text:span text:style-name="T39">Wbudowany serwer developerski</text:span></text:span><text:span text:style-name="T39">: Idealny do testowania i debugowania aplikacji podczas rozwoju.</text:span></text:p>
        </text:list-item>
        <text:list-item>
          <text:p text:style-name="P27"><text:span text:style-name="Strong_20_Emphasis"><text:span text:style-name="T39">Obsługa routing</text:span></text:span><text:span text:style-name="T39">: Pozwala na definiowanie tras i obsługę żądań HTTP (GET, POST itd.) w prosty sposób. </text:span></text:p>
          <text:p text:style-name="P30"><text:soft-page-break/>Kolejnym elementem mojego stacku technologicznego jest nginx.</text:p>
          <text:p text:style-name="P41"><text:span text:style-name="Strong_20_Emphasis"><text:span text:style-name="T9">NGINX</text:span></text:span><text:span text:style-name="T9"> to wszechstronny, wysokowydajny serwer HTTP oraz serwer reverse proxy, który często jest również używany jako load balancer (rozpływ obciążenia) i serwer proxy dla protokołu e-mail (IMAP/POP3/SMTP). Został stworzony w celu obsługi dużej liczby jednoczesnych połączeń z wysoką wydajnością i niskim zużyciem zasobów. </text:span></text:p>
          <text:p text:style-name="P31"><text:span text:style-name="T6">Głównym powodem tego wybory była jedna z cech charakterystycznych aplikacji a mianowicie fakt że </text:span>NGINX działa jako pośrednik między klientem (np. przeglądarką) a serwerem aplikacji, przekazując żądania HTTP do serwerów w tle (np. <text:span text:style-name="T7">Flask</text:span>, Django czy Node.js). <text:span text:style-name="T6">Flask posiada wbudowany automatyczny serwer developerski jednak nie służy on do użytku w środowiskach deweloperskich z takich powodów jak:</text:span></text:p>
        </text:list-item>
      </text:list>
      <text:list text:style-name="L2">
        <text:list-item>
          <text:p text:style-name="P33">Nie jest zoptymalizowany pod kątem wydajności.</text:p>
        </text:list-item>
        <text:list-item>
          <text:p text:style-name="P34">Nie radzi sobie dobrze z dużą liczbą równoczesnych połączeń.</text:p>
        </text:list-item>
        <text:list-item>
          <text:p text:style-name="P35">Nie oferuje wsparcia dla wielu istotnych funkcji produkcyjnych, takich jak zarządzanie ruchem czy certyfikaty SSL/TLS. </text:p>
          <text:p text:style-name="P43"><text:span text:style-name="T10">Nginx jest również przydatny z innych powodów takich </text:span><text:span text:style-name="T12">jak</text:span><text:span text:style-name="T10"> </text:span><text:span text:style-name="T11">bezpieczeństwo oraz </text:span><text:span text:style-name="T22">Load Balance</text:span><text:span text:style-name="T11"> (</text:span><text:span text:style-name="T8">równoważenie obciążenia między kilkoma serwerami w środowisku skalowalnym</text:span><text:span text:style-name="T11">).</text:span></text:p>
        </text:list-item>
      </text:list>
      <text:p text:style-name="P11"><text:span text:style-name="T13"/></text:p>
      <text:p text:style-name="P10"><text:span text:style-name="T13"/></text:p>
      <text:p text:style-name="P22"><text:soft-page-break/><text:span text:style-name="T14">Czym jest CI/CD ?</text:span></text:p>
      <text:p text:style-name="P16"><text:span text:style-name="T14">C</text:span><text:span text:style-name="T11">I/CD </text:span><text:span text:style-name="T14">oznacza w skrócie</text:span><text:span text:style-name="T11"> </text:span><text:span text:style-name="Strong_20_Emphasis"><text:span text:style-name="T11">Continuous Integration (CI)</text:span></text:span><text:span text:style-name="T11"> i </text:span><text:span text:style-name="Strong_20_Emphasis"><text:span text:style-name="T11">Continuous Deployment/Delivery (CD)</text:span></text:span><text:span text:style-name="T11">. Jest to praktyka oraz zestaw narzędzi stosowanych w inżynierii oprogramowania, które umożliwiają automatyzację procesu budowy, testowania i wdrażania aplikacji.</text:span></text:p>
      <text:p text:style-name="P17"><text:span text:style-name="T11"><text:s text:c="10"/></text:span><text:span text:style-name="T26">Dlaczego CI/CD jest ważny i jakie są jego zalety?</text:span></text:p>
      <text:list text:style-name="L3">
        <text:list-item>
          <text:p text:style-name="P42"><text:span text:style-name="T11">C</text:span><text:span text:style-name="T15">I/CD zapewnia szybsze dostarczanie oprogramowania.</text:span></text:p>
        </text:list-item>
      </text:list>
      <text:p text:style-name="P13"><text:span text:style-name="T15">Automatyzacja procesów pozwala na częstsze i szybsze wdrażanie zmian. </text:span><text:span text:style-name="T8">Dzięki temu nowe funkcje i poprawki mogą być dostępne dla użytkowników w krótkim czasie. </text:span></text:p>
      <text:list text:style-name="L4">
        <text:list-item>
          <text:p text:style-name="P36">Wczesne wykrywanie błędów.</text:p>
        </text:list-item>
      </text:list>
      <text:p text:style-name="P13"><text:span text:style-name="T15">CI/CD integruje ciągłe testowanie, które pozwala wykrywać błędy już na wczesnych etapach procesu deweloperskiego. </text:span><text:span text:style-name="T8">Zapobiega to eskalacji problemów na późniejszych etapach produkcji. </text:span></text:p>
      <text:list text:style-name="L5">
        <text:list-item>
          <text:p text:style-name="P44"><text:span text:style-name="Strong_20_Emphasis"><text:span text:style-name="T23">Lepsza współpraca zespołu.</text:span></text:span></text:p>
        </text:list-item>
      </text:list>
      <text:p text:style-name="P32">Ułatwia współpracę w zespołach programistycznych, ponieważ kod od wielu deweloperów jest regularnie integrowany i testowany.Redukuje problemy z tzw. "merge conflicts" (konflikty scalania kodu).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16"/></text:p>
      <text:p text:style-name="P23"><text:soft-page-break/><text:span text:style-name="T28">Mój wybór technologiczny podczas tworzenia oraz konfigurowania CI/CD</text:span></text:p>
      <text:p text:style-name="P37">Do wykonania projektu wybrałem git hub actions. GitHub Actions to narzędzie oferowane przez GitHub, które umożliwia automatyzację przepływów pracy (workflowów) bezpośrednio w repozytorium pozwalająca na budowanie, testowanie i wdrażanie aplikacji automatycznie, na podstawie różnych zdarzeń w repozytorium (np. push, pull request, czy utworzenie nowej gałęzi).</text:p>
      <text:p text:style-name="P20"><text:span text:style-name="T18">Uzasadnieniem</text:span><text:span text:style-name="T8"> wyboru Git hubs actions jako silnika napędowego mojego projektu była wbudowana intergracja z githubem oraz łatwość w konfiguracji.</text:span></text:p>
      <text:p text:style-name="P20"><text:span text:style-name="T8"/></text:p>
      <text:p text:style-name="P40">Zabezpieczenie obrazu Docker</text:p>
      <text:p text:style-name="P15"><text:span text:style-name="T24">Jako </text:span><text:span text:style-name="T25">sposób</text:span><text:span text:style-name="T24"> zabezpieczenia wybrałem trivy. Trivy to narzędzie typu open-source. Służy do skanowania luk w zabezpieczeniach oraz zarządzania konfiguracją w różnych komponentach oprogramowania. </text:span><text:span text:style-name="T8">Trivy jest lekkim, szybkim i wszechstronnym rozwiązaniem, które automatyzuje identyfikację podatności na różne zagrożenia.</text:span><text:span text:style-name="T19"> W moim projekcie trivy jest wykorzystywane do skanowania podatności obrazu docker w trakcie CI przed </text:span><text:span text:style-name="T21">dokonaniem</text:span><text:span text:style-name="T19"> procesem CD.</text:span></text:p>
      <text:p text:style-name="P24"><text:span text:style-name="T19">Dlaczego Trivy </text:span><text:span text:style-name="T20">jako</text:span><text:span text:style-name="T19"> zabezpieczeni</text:span><text:span text:style-name="T20">e</text:span><text:span text:style-name="T19"> obraz</text:span><text:span text:style-name="T20">u</text:span><text:span text:style-name="T19"> Docker? </text:span></text:p>
      <text:p text:style-name="P39">Obrazy Docker zawierają wszystkie zależności i pliki wymagane do uruchomienia aplikacji, dlatego ich bezpieczeństwo ma kluczowe znaczenie. Trivy pozwala wykrywać potencjalne luki w takich obrazach, co zapobiega wykorzystaniu tych słabości przez atakujących.</text:p>
      <text:p text:style-name="P21"><text:soft-page-break/><text:span text:style-name="T8"><text:s text:c="3"/></text:span><text:span text:style-name="T31">Założenia projektu </text:span></text:p>
      <text:p text:style-name="P6">Aplikacja pisana w <text:span text:style-name="T36">falsku zostanie uruchomiona automatycznie wraz z nginxem który przy użyciu reversed proxy przechwyci aplikacje oraz udostępni ją pod swoim domyślnym adresem na skonfigurowanym porcje, w tym przypadku jest to port 80.</text:span> </text:p>
      <text:p text:style-name="P6"/>
      <text:p text:style-name="P6"><text:span text:style-name="T36">Aplikacja posiada zautomatyzowany </text:span>proces CI/CD. Proces CI posiada 2 <text:span text:style-name="T33">workflowy</text:span> każdy z inną funkcją. </text:p>
      <text:p text:style-name="P5"/>
      <text:list text:style-name="L6">
        <text:list-item>
          <text:p text:style-name="P45">Pierwszy proces zbuduje aplikacje oraz uruchomi specjalne testy <text:span text:style-name="T37">napisane w języku aplikacji </text:span>które potwierdzą prawidłowe działanie aplikacji. Ten proces uruchamia <text:span text:style-name="T37">się </text:span>podczas <text:span text:style-name="T37">dodania</text:span> pull requestu pod warunkiem modyfikacji lub edycji w folderze w którym znajdują się dane aplikacji <text:span text:style-name="T40">dla oszczędności czasu jak i mocy obliczeniowej serwisu</text:span>.</text:p>
        </text:list-item>
        <text:list-item>
          <text:p text:style-name="P46">Drugi proces buduje obraz dockera. Po prawidłowym zbudowaniu obrazu trivy dokona skanu aplikacji pod względem podatności oraz wyświetli w konsoli informacje o statusie aplikacji. W przypadku odnalezienia zagrożenia wygeneruje automatycznie raport. Następnie w ramach testu uruchomi obraz na lokalnym serwerze githuba oraz wyświetli przykładowe dane dla potwierdzenia prawidłowego działania aplikacji.</text:p>
        </text:list-item>
      </text:list>
      <text:p text:style-name="P19"/>
      <text:p text:style-name="P19"><text:s text:c="4"/><text:span text:style-name="T38">Procesy Contin</text:span><text:span text:style-name="T40">uos</text:span><text:span text:style-name="T38"> Implementation postanowiłem podzielić na 2 oddzielne operacje dla przejrzystości danych oraz ułatwienia debugowania aplikacji jak i również samych procesów.</text:span></text:p>
      <text:p text:style-name="P19"/>
      <text:p text:style-name="P7"><text:soft-page-break/>Aplikacja posiada także zautomatyzowany proces CD który uruchomi się automatycznie po zaakceptowaniu pull requestu co spowoduje zmargowanie zmian z główną gałęzią projektu. <text:span text:style-name="T41">Continues Development zbuduje obraz dockera a następnie udostępni go na stronie docker.io we właściwym repozytorium. Postanowiłem nie wykonywać dodatkowych kroków odnośnie testowanie oraz skanowania obrazu ponieważ został już one wykonane w trakcie trwania CI.</text:span></text:p>
      <text:p text:style-name="P18"><text:s text:c="2"/><text:span text:style-name="T17"><text:s text:c="3"/></text:span><text:span text:style-name="T32">Przebieg oraz budowa projektu</text:span></text:p>
      <text:p text:style-name="P8">Przed stworzeniem oraz implementacją CI/CD potrzebna jest aplikacja którą to wyżej wymienione procesy będą obejmować.</text:p>
      <text:p text:style-name="P9">Aplikacja ma za zadanie wyświetlać proste powitanie dla użytkownika pod głównym adresem. Aplikacja wraz z przebiegiem developmentu będzie rozwijana o dodatkowe funkcjonalności.</text:p>
      <text:p text:style-name="P8"><text:s text:c="3"/>Struktura aplikacji</text:p>
      <text:p text:style-name="P18"><draw:frame draw:style-name="fr1" draw:name="Frame1" text:anchor-type="char" svg:width="4.3929in" draw:z-index="0"><draw:text-box fo:min-height="1.3846in"><text:p text:style-name="Figure"><draw:frame draw:style-name="fr2" draw:name="Image1" text:anchor-type="paragraph" svg:width="5.0083in" style:rel-width="114%" svg:height="1.3898in" style:rel-height="scale" draw:z-index="1"><draw:image xlink:href="Pictures/10000000000001210000008556215FE4.png" xlink:type="simple" xlink:show="embed" xlink:actuate="onLoad" draw:mime-type="image/png"/></draw:frame><text:span text:style-name="T42">screenshot</text:span>: (Zdjęcie wykonane przy użyciu linuxowej komendy tree)</text:p></draw:text-box></draw:frame><text:span text:style-name="T32"/></text:p>
      <text:p text:style-name="P38"><text:line-break/><text:line-break/></text:p>
      <text:p text:style-name="P38"/>
      <text:p text:style-name="P47">Zawartość:</text:p>
      <text:list text:style-name="L8">
        <text:list-item>
          <text:p text:style-name="P29"><text:span text:style-name="T45">app.py zawiera </text:span><text:span text:style-name="T47">główny</text:span><text:span text:style-name="T45"> kod </text:span><text:span text:style-name="T47">źródłowy</text:span><text:span text:style-name="T45"> aplikacji webowej:</text:span></text:p>
        </text:list-item>
      </text:list>
      <text:list text:style-name="L7">
        <text:list-item>
          <text:p text:style-name="P49">req.txt zawiera liste framework<text:span text:style-name="T44">ó</text:span>w potrzebnych do uruchomienia aplikacji plik sluzy dobudowania obrazu dla procesu CI oraz do ultawienia piasania Dockerfiles.</text:p>
        </text:list-item>
        <text:list-item>
          <text:p text:style-name="P28"><text:span text:style-name="T46">test.py zawiera prosty test napisany przy użyciu</text:span><text:span text:style-name="T48"> unittes</text:span><text:span text:style-name="T49">t</text:span></text:p>
          <text:p text:style-name="P48"><text:soft-page-break/><text:span text:style-name="T29">Kod</text:span><text:span text:style-name="T49"> </text:span><text:span text:style-name="T29">źródłowy </text:span><text:span text:style-name="T30">oraz terminologia</text:span><text:span text:style-name="T29">:</text:span></text:p>
          <text:p text:style-name="P48"><text:span text:style-name="T3">a</text:span><text:span text:style-name="T4">pp.py</text:span></text:p>
        </text:list-item>
      </text:list>
      <text:p text:style-name="P50"><text:span text:style-name="T27"/></text:p>
      <text:p text:style-name="P50"><text:span text:style-name="T27"/></text:p>
      <text:p text:style-name="P50"><text:span text:style-name="T2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4T00:32:39.696000000</meta:creation-date>
    <dc:date>2025-01-08T16:27:55.011671889</dc:date>
    <meta:editing-duration>PT2H37M24S</meta:editing-duration>
    <meta:editing-cycles>41</meta:editing-cycles>
    <meta:generator>LibreOffice/24.2.7.2$Linux_X86_64 LibreOffice_project/420$Build-2</meta:generator>
    <meta:document-statistic meta:table-count="0" meta:image-count="1" meta:object-count="0" meta:page-count="7" meta:paragraph-count="54" meta:word-count="954" meta:character-count="7224" meta:non-whitespace-character-count="6306"/>
  </office:meta>
</office:document-meta>
</file>